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2074" officeooo:paragraph-rsid="001a2074"/>
    </style:style>
    <style:style style:name="P2" style:family="paragraph" style:parent-style-name="Standard">
      <style:text-properties officeooo:rsid="001d78f3" officeooo:paragraph-rsid="001d78f3"/>
    </style:style>
    <style:style style:name="P3" style:family="paragraph" style:parent-style-name="Standard">
      <style:text-properties officeooo:rsid="001deac7" officeooo:paragraph-rsid="001deac7"/>
    </style:style>
    <style:style style:name="P4" style:family="paragraph" style:parent-style-name="Standard">
      <style:text-properties officeooo:rsid="0020225a" officeooo:paragraph-rsid="0020225a"/>
    </style:style>
    <style:style style:name="P5" style:family="paragraph" style:parent-style-name="Standard">
      <style:text-properties officeooo:rsid="002125d3" officeooo:paragraph-rsid="002125d3"/>
    </style:style>
    <style:style style:name="T1" style:family="text">
      <style:text-properties officeooo:rsid="001d78f3"/>
    </style:style>
    <style:style style:name="T2" style:family="text">
      <style:text-properties officeooo:rsid="001deac7"/>
    </style:style>
    <style:style style:name="T3" style:family="text">
      <style:text-properties officeooo:rsid="002022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We have 8 parakeets, 4 green and 4 Blue</text:p>
      <text:p text:style-name="P1"><text:tab/>Therefore Probability of of no 2 adjacent parakeets are the same color =</text:p>
      <text:p text:style-name="P1">P(g) = ½</text:p>
      <text:p text:style-name="P1">p(b) = ½</text:p>
      <text:p text:style-name="P1"><text:s/>therefore,</text:p>
      <text:p text:style-name="P1">p(no 2 adjacent parakeets) = 2*8!/4!4!</text:p>
      <text:p text:style-name="P1">where 8! is the total number of ways 8 parakeets can be placed and 4! is the number of ways adjacent parakeets can be placed</text:p>
      <text:p text:style-name="P1"/>
      <text:p text:style-name="P1">2.</text:p>
      <text:p text:style-name="P1">(a) Given that any 30% computing core is non functional, this means (0.7) is the probability for any given core.</text:p>
      <text:p text:style-name="P1">For 8 functional CPU cores, we get P(core = 8) = (0.7)^8 = 0.057 = 5.7% </text:p>
      <text:p text:style-name="P1">(b) <text:span text:style-name="T1">P(Advance) = </text:span></text:p>
      <text:p text:style-name="P1"><text:tab/><text:span text:style-name="T2">1000-p(advance)-p(extreme)</text:span></text:p>
      <text:p text:style-name="P1"><text:tab/><text:span text:style-name="T1"> 884</text:span></text:p>
      <text:p text:style-name="P1"><text:s text:c="5"/><text:span text:style-name="T1">p(Great) =</text:span></text:p>
      <text:p text:style-name="P1"><text:tab/><text:span text:style-name="T1">1-(0.3)^8</text:span></text:p>
      <text:p text:style-name="P1"><text:tab/><text:span text:style-name="T2">0.578 *1000 <text:s text:c="3"/>58</text:span></text:p>
      <text:p text:style-name="P2">p(extreme) =</text:p>
      <text:p text:style-name="P2"><text:tab/>(0.7)^8</text:p>
      <text:p text:style-name="P2"><text:tab/><text:span text:style-name="T2">0.0578 *1000</text:span></text:p>
      <text:p text:style-name="P2"><text:tab/><text:tab/><text:span text:style-name="T2">58</text:span></text:p>
      <text:p text:style-name="P3">(c) Advance <text:span text:style-name="T3">model cost = 884 * 100</text:span></text:p>
      <text:p text:style-name="P4">Extreme model cost = 1000*58</text:p>
      <text:p text:style-name="P4">Great model cost = 58*50</text:p>
      <text:p text:style-name="P4">Total cost = 149300</text:p>
      <text:p text:style-name="P4"/>
      <text:p text:style-name="P5">3.</text:p>
      <text:p text:style-name="P5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22:44:06.060331710</meta:creation-date>
    <dc:date>2015-10-18T23:31:38.705640969</dc:date>
    <meta:editing-duration>PT17M19S</meta:editing-duration>
    <meta:editing-cycles>6</meta:editing-cycles>
    <meta:generator>LibreOffice/4.4.2.2$Linux_X86_64 LibreOffice_project/40m0$Build-2</meta:generator>
    <meta:document-statistic meta:table-count="0" meta:image-count="0" meta:object-count="0" meta:page-count="1" meta:paragraph-count="26" meta:word-count="138" meta:character-count="727" meta:non-whitespace-character-count="592"/>
  </office:meta>
</office:document-meta>
</file>